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adornments="Standard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4.961cm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 style:master-page-name="Standard">
      <style:paragraph-properties style:page-number="auto"/>
    </style:style>
    <style:style style:name="P10" style:family="paragraph" style:parent-style-name="Text_20_body" style:list-style-name="L1">
      <style:paragraph-properties fo:text-align="center" style:justify-single-word="false"/>
    </style:style>
    <style:style style:name="T1" style:family="text">
      <style:text-properties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Text_20_body"/>
      <text:p text:style-name="Standard"/>
      <text:p text:style-name="P4">Bigace Web CMS</text:p>
      <text:p text:style-name="P7"/>
      <text:p text:style-name="P6"><text:bookmark-start text:name="developer_documentation_offline"/>~<text:bookmark-end text:name="developer_documentation_offline"/> Developer Documentation ~</text:p>
      <text:p text:style-name="P3"/>
      <text:p text:style-name="P3"/>
      <text:p text:style-name="P3"/>
      <text:p text:style-name="P3"/>
      <text:p text:style-name="P5">generated <text:date style:data-style-name="N75" text:date-value="2010-05-20T17:18:34.95" text:fixed="true">May 20, 2010</text:date> </text:p>
      <text:p text:style-name="P5">for Bigace v3.0</text:p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>You can find more information at the official pages:</text:p>
      <text:p text:style-name="P3"/>
      <text:list xml:id="list1798973426" text:style-name="L1">
        <text:list-header>
          <text:p text:style-name="P10"><text:a xlink:type="simple" xlink:href="http://www.bigace.de/">Bigace Website</text:a></text:p>
          <text:p text:style-name="P10"><text:a xlink:type="simple" xlink:href="http://forum.bigace.de/">Forum</text:a></text:p>
          <text:p text:style-name="P10"><text:a xlink:type="simple" xlink:href="http://wiki.bigace.de/">Documentation</text:a></text:p>
        </text:list-header>
      </text:list>
      <text:p text:style-name="P3"/>
      <text:p text:style-name="P3"/>
      <text:p text:style-name="P3"/>
      <text:p text:style-name="P3"/>
      <text:p text:style-name="P3"/>
      <text:p text:style-name="P3"><text:a xlink:type="simple" xlink:href="http://wiki.bigace.de/bigace:developer:viewhelper:widgets"/></text:p>
      <text:p text:style-name="P8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</text:index-body>
      </text:table-of-conten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Courier 10 Pitch" svg:font-family="'Courier 10 Pitch'" style:font-adornments="Standard" style:font-pitch="fixed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style:font-name="Bitstream Vera Sans" fo:font-size="22pt" fo:font-weight="bold" style:font-name-asian="Bitstream Vera Sans2" style:font-size-asian="24pt" style:font-weight-asian="bold" style:font-name-complex="Bitstream Vera Sans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6pt" fo:font-weight="bold" style:font-name-asian="Bitstream Vera Sans2" style:font-size-asian="18pt" style:font-weight-asian="bold" style:font-name-complex="Bitstream Vera Sans2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2" style:font-size-asian="14pt" style:font-weight-asian="bold" style:font-name-complex="Bitstream Vera Sans2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Bitstream Vera Sans" fo:font-size="12pt" fo:font-weight="bold" style:font-name-asian="Bitstream Vera Sans2" style:font-size-asian="12pt" style:font-weight-asian="bold" style:font-name-complex="Bitstream Vera Sans2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Bitstream Vera Sans" fo:font-size="10pt" fo:font-weight="bold" style:font-name-asian="Bitstream Vera Sans2" style:font-size-asian="10pt" style:font-weight-asian="bold" style:font-name-complex="Bitstream Vera Sans2" style:font-size-complex="10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 style:master-page-name="">
      <style:paragraph-properties fo:margin-left="0.3cm" fo:margin-right="0.3cm" fo:margin-top="0.101cm" fo:margin-bottom="0.101cm" fo:text-indent="0cm" style:auto-text-indent="false" style:page-number="auto" fo:background-color="#e6e6e6" style:shadow="none">
        <style:background-image/>
      </style:paragraph-properties>
      <style:text-properties style:font-name="Courier 10 Pitch" fo:font-size="10pt" style:font-name-asian="Bitstream Vera Sans Mono" style:font-size-asian="10pt" style:font-name-complex="Bitstream Vera Sans Mono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4.961cm"/>
          <style:tab-stop style:position="17cm" style:type="right"/>
        </style:tab-stops>
      </style:paragraph-properties>
      <style:text-properties fo:font-size="9pt" style:font-size-asian="9pt" style:font-size-complex="9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igace 3.0 - Documentation<text:tab/><text:tab/>Page <text:page-number text:select-page="current" text:page-adjust="-1">1</text:page-number> / <text:page-count>2</text:page-count></text:p>
      </style:header>
      <style:footer>
        <text:p text:style-name="MP2"><text:span text:style-name="MT1">Published under the </text:span><text:a xlink:type="simple" xlink:href="http://creativecommons.org/licenses/by-nc-sa/3.0/"><text:span text:style-name="MT1">CC Attribution-Noncommercial-Share Alike 3.0 Unported</text:span></text:a><text:span text:style-name="MT1"><text:tab/><text:tab/>Page </text:span><text:span text:style-name="MT1"><text:page-number text:select-page="current">2</text:page-number></text:span><text:span text:style-name="MT1"> / </text:span><text:span text:style-name="MT1"><text:page-count>2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5-20T18:33:29</dc:date>
    <dc:creator>Kevin Papst</dc:creator>
    <meta:generator>OpenOffice.org/3.1$Linux OpenOffice.org_project/310m19$Build-9420</meta:generator>
    <meta:editing-duration>PT00H57M47S</meta:editing-duration>
    <meta:editing-cycles>9</meta:editing-cycles>
    <meta:document-statistic meta:table-count="0" meta:image-count="0" meta:object-count="0" meta:page-count="2" meta:paragraph-count="11" meta:word-count="53" meta:character-count="306"/>
  </office:meta>
</office:document-meta>
</file>